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68efe" officeooo:paragraph-rsid="00168ef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officeooo:rsid="000a2cec" officeooo:paragraph-rsid="000a2cec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0a2cec" officeooo:paragraph-rsid="000a2cec" style:font-size-asian="12pt" style:font-size-complex="12pt"/>
    </style:style>
    <style:style style:name="P4" style:family="paragraph" style:parent-style-name="Text_20_body">
      <style:paragraph-properties fo:margin-left="0.3937in" fo:margin-right="0in" fo:line-height="200%" fo:text-align="start" style:justify-single-word="false" fo:text-indent="-0.3937in" style:auto-text-indent="false"/>
      <style:text-properties style:font-name="Times New Roman" fo:font-size="12pt" officeooo:rsid="000a2cec" officeooo:paragraph-rsid="000a2cec" style:font-size-asian="12pt" style:font-size-complex="12pt"/>
    </style:style>
    <style:style style:name="P5" style:family="paragraph" style:parent-style-name="Text_20_body">
      <style:paragraph-properties fo:margin-left="0.3937in" fo:margin-right="0in" fo:line-height="200%" fo:text-align="start" style:justify-single-word="false" fo:text-indent="-0.3937in" style:auto-text-indent="false"/>
      <style:text-properties style:font-name="Times New Roman" fo:font-size="12pt" officeooo:rsid="000a2cec" officeooo:paragraph-rsid="000fa308" style:font-size-asian="12pt" style:font-size-complex="12pt"/>
    </style:style>
    <style:style style:name="P6" style:family="paragraph" style:parent-style-name="Text_20_body">
      <style:paragraph-properties fo:margin-left="0.3937in" fo:margin-right="0in" fo:line-height="200%" fo:text-align="start" style:justify-single-word="false" fo:text-indent="-0.3937in" style:auto-text-indent="false"/>
      <style:text-properties officeooo:paragraph-rsid="000a2cec"/>
    </style:style>
    <style:style style:name="P7" style:family="paragraph" style:parent-style-name="Text_20_body">
      <style:paragraph-properties fo:margin-left="0.3937in" fo:margin-right="0in" fo:line-height="200%" fo:text-align="start" style:justify-single-word="false" fo:text-indent="-0.3937in" style:auto-text-indent="false"/>
      <style:text-properties officeooo:paragraph-rsid="000fce1d"/>
    </style:style>
    <style:style style:name="P8" style:family="paragraph" style:parent-style-name="Text_20_body">
      <style:paragraph-properties fo:margin-left="0.3937in" fo:margin-right="0in" fo:line-height="200%" fo:text-align="start" style:justify-single-word="false" fo:text-indent="-0.3937in" style:auto-text-indent="false"/>
      <style:text-properties officeooo:paragraph-rsid="00131539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0a2cec" style:font-size-asian="12pt" style:font-size-complex="12pt"/>
    </style:style>
    <style:style style:name="T4" style:family="text">
      <style:text-properties style:font-name="Times New Roman" fo:font-size="12pt" officeooo:rsid="000b6e33" style:font-size-asian="12pt" style:font-size-complex="12pt"/>
    </style:style>
    <style:style style:name="T5" style:family="text">
      <style:text-properties style:font-name="Times New Roman" fo:font-size="12pt" officeooo:rsid="000df308" style:font-size-asian="12pt" style:font-size-complex="12pt"/>
    </style:style>
    <style:style style:name="T6" style:family="text">
      <style:text-properties style:font-name="Times New Roman" fo:font-size="12pt" officeooo:rsid="000fa308" style:font-size-asian="12pt" style:font-size-complex="12pt"/>
    </style:style>
    <style:style style:name="T7" style:family="text">
      <style:text-properties style:font-name="Times New Roman" fo:font-size="12pt" officeooo:rsid="001038e5" style:font-size-asian="12pt" style:font-size-complex="12pt"/>
    </style:style>
    <style:style style:name="T8" style:family="text">
      <style:text-properties style:font-name="Times New Roman" fo:font-size="12pt" officeooo:rsid="00131539" style:font-size-asian="12pt" style:font-size-complex="12pt"/>
    </style:style>
    <style:style style:name="T9" style:family="text">
      <style:text-properties style:font-name="Times New Roman" fo:font-size="12pt" officeooo:rsid="00156fd4" style:font-size-asian="12pt" style:font-size-complex="12pt"/>
    </style:style>
    <style:style style:name="T10" style:family="text">
      <style:text-properties style:font-name="Times New Roman" fo:font-size="12pt" officeooo:rsid="001799f5" style:font-size-asian="12pt" style:font-size-complex="12pt"/>
    </style:style>
    <style:style style:name="T11" style:family="text">
      <style:text-properties style:font-name="Times New Roman" fo:font-size="12pt" fo:font-style="italic" style:font-size-asian="12pt" style:font-size-complex="12pt"/>
    </style:style>
    <style:style style:name="T12" style:family="text">
      <style:text-properties style:font-name="Times New Roman" fo:font-size="12pt" fo:font-style="italic" officeooo:rsid="000fa308" style:font-size-asian="12pt" style:font-size-complex="12pt"/>
    </style:style>
    <style:style style:name="T13" style:family="text">
      <style:text-properties style:font-name="Times New Roman" fo:font-size="12pt" fo:font-style="italic" officeooo:rsid="001038e5" style:font-size-asian="12pt" style:font-size-complex="12pt"/>
    </style:style>
    <style:style style:name="T14" style:family="text">
      <style:text-properties officeooo:rsid="000fa30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notated Bibliography</text:p>
      <text:p text:style-name="P3"/>
      <text:p text:style-name="P3"/>
      <text:p text:style-name="P6"><text:span text:style-name="T11">Lecture’9’&amp;’10:’’ Stereo’Vision.’</text:span><text:span text:style-name="T2"> http://vision.stanford.edu/teaching/cs131_fall1415/lectures/lecture9_10_stereo_cs131.pdf. </text:span><text:span text:style-name="T3">Notes: </text:span><text:span text:style-name="T4">The following source is a collection of lecture slides for a lesson </text:span><text:span text:style-name="T9">presented </text:span><text:span text:style-name="T4">in </text:span><text:span text:style-name="T9">a introductory computer vision course offered by </text:span><text:span text:style-name="T4">Stanford University. These slides provide a </text:span><text:span text:style-name="T9">general</text:span><text:span text:style-name="T4"> overview behind the general concept of stereo vision as well as the math required to implement a functioning algorithm. </text:span></text:p>
      <text:p text:style-name="P7"><text:span text:style-name="T3">CSE486 Computer Vision I. (n.d.). Retri</text:span><text:span text:style-name="T3">eved March 30, 2022, from http://www.cse.psu.edu/~rtc12/CSE486/. </text:span><text:span text:style-name="T5">Notes: My second source </text:span><text:span text:style-name="T9">emphasizes</text:span><text:span text:style-name="T5"> the mathematics behind </text:span><text:span text:style-name="T9">the process</text:span><text:span text:style-name="T5"> </text:span><text:span text:style-name="T9">by </text:span><text:span text:style-name="T5">which </text:span><text:span text:style-name="T9">modern cameras</text:span><text:span text:style-name="T5"> </text:span><text:span text:style-name="T9">re</text:span><text:span text:style-name="T5">map a three dimensional world coordinate into a two dimensional image pixel coordinate. </text:span><text:span text:style-name="T9">By first discussing the initial mapping process, I can explain that</text:span><text:span text:style-name="T5"> </text:span><text:span text:style-name="T9">stereo vision essentially inverts</text:span><text:span text:style-name="T5"> this process in order to remap a two dimensional pixel to a three dimensional plane using </text:span><text:span text:style-name="T9">a </text:span><text:span text:style-name="T5">similar </text:span><text:span text:style-name="T9">algorithm</text:span><text:span text:style-name="T5">. </text:span></text:p>
      <text:p text:style-name="P7"><text:span text:style-name="T3">Fan, Rui &amp; Liu, Yanan &amp; Yang, Xingrui &amp; Bocus, Mohammud &amp; Dahnoun, Naim &amp; Tancock, Scott. (2018). Real-Time Stereo Vision for Road Surface 3-D Reconstruction. 1-6. 10.1109/IST.2018.8577119. <text:s/></text:span><text:span text:style-name="T5">Notes: My </text:span><text:span text:style-name="T6">third source is a paper which outlines a research study done in the Hong Kong Institute of Science and Technology in regards to 3d road reconstruction; although the caliber of the algorithms used in the study are very complex, it </text:span><text:span text:style-name="T9">still</text:span><text:span text:style-name="T6"> offers potential real world application of stereo vision providing motivation for it’s implementation.</text:span></text:p>
      <text:p text:style-name="P7"><text:span text:style-name="T6">Murarka, A., &amp; Kuipers, B. (n.d.). </text:span><text:span text:style-name="T12">A stereo vision based mapping ... - web.eecs.umich.edu</text:span><text:span text:style-name="T6">. Retrieved March 30, 2022, from https://web.eecs.umich.edu/~kuipers/papers/Murarka-iros-09.pdf . </text:span><text:span text:style-name="T7">Notes: This research paper from the University of Michigan offers another real-world application of </text:span><text:soft-page-break/><text:span text:style-name="T7">stereo vision. Moreover, the paper provides psuedocode that I will be able to take inspiration from in order to implement my own stereo vision algorithm. It also provides knowledge in regards to how I will test my algorithm rigorously after implementation so I will have accurate results to reflect on when concluding the essay.</text:span></text:p>
      <text:p text:style-name="P8"><text:span text:style-name="T7">Eser, A. Y. (2020, December 28). </text:span><text:span text:style-name="T13">The depth I: Stereo calibration and rectification</text:span><text:span text:style-name="T7">. Medium. Retrieved March 30, 2022, from</text:span><text:span text:style-name="T1"> https://python.plainenglish.io/the-depth-i-stereo-calibration-and-rectification-24da7b0fb1e0</text:span><text:span text:style-name="T7">. Notes:</text:span><text:span text:style-name="T8"> The first step to implement an accurate stereo-vision algorithm is calibrating both cameras to account for distortion in the image. Due to the lack of documentation on the calibration process, I have decided to make use of this article in order to learn about the respective parameters of the camera that must be tuned. </text:span></text:p>
      <text:p text:style-name="P7"><text:span text:style-name="T7"/></text:p>
      <text:p text:style-name="P7"><text:span text:style-name="T6"/></text:p>
      <text:p text:style-name="P5"><text:span text:style-name="T14"><text:s/>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/>
      <number:text> </number:text>
      <number:month number:style="long" number:textual="true"/>
      <number:text> </number:text>
      <number:year number:style="long"/>
    </number:date-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styles>
  <office:automatic-styles>
    <style:style style:name="MP1" style:family="paragraph" style:parent-style-name="Header">
      <style:text-properties officeooo:rsid="00168efe" officeooo:paragraph-rsid="00168ef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rinall Umasudha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6:03:05.654249970</meta:creation-date>
    <dc:date>2022-03-30T18:57:39.838420492</dc:date>
    <meta:editing-duration>PT24M14S</meta:editing-duration>
    <meta:editing-cycles>5</meta:editing-cycles>
    <meta:generator>LibreOffice/6.4.7.2$Linux_X86_64 LibreOffice_project/40$Build-2</meta:generator>
    <meta:print-date>2022-03-30T18:57:52.931338469</meta:print-date>
    <meta:document-statistic meta:table-count="0" meta:image-count="0" meta:object-count="0" meta:page-count="2" meta:paragraph-count="8" meta:word-count="375" meta:character-count="2672" meta:non-whitespace-character-count="2299"/>
  </office:meta>
</office:document-meta>
</file>